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iberation Mono', Menlo, Courier, monospace"/>
    <style:font-face style:name="Consolas" svg:font-family="Consolas, Menlo, Monaco, 'Lucida Console', 'Liberation Mono', 'DejaVu Sans Mono', 'Bitstream Vera Sans Mono', 'Courier New', monospace, sans-serif"/>
    <style:font-face style:name="StarSymbol" svg:font-family="StarSymbol"/>
    <style:font-face style:name="Tahoma1" svg:font-family="Tahoma"/>
    <style:font-face style:name="monospace" svg:font-family="monospace"/>
    <style:font-face style:name="sans-serif" svg:font-family="sans-serif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346e5e" officeooo:paragraph-rsid="003b209c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officeooo:rsid="001ece9a" officeooo:paragraph-rsid="0031b09d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officeooo:paragraph-rsid="0031b09d"/>
    </style:style>
    <style:style style:name="P4" style:family="paragraph" style:parent-style-name="MainTittle">
      <style:text-properties officeooo:rsid="03fd057a" officeooo:paragraph-rsid="03fd057a"/>
    </style:style>
    <style:style style:name="P5" style:family="paragraph" style:parent-style-name="NumberedTitle-1." style:list-style-name="">
      <style:text-properties officeooo:paragraph-rsid="03fd057a"/>
    </style:style>
    <style:style style:name="P6" style:family="paragraph" style:parent-style-name="NumberedTitle-1." style:list-style-name="MyNumbering">
      <style:text-properties officeooo:rsid="0334528f" officeooo:paragraph-rsid="0334528f"/>
    </style:style>
    <style:style style:name="P7" style:family="paragraph" style:parent-style-name="NumberedTitle-1.">
      <style:text-properties officeooo:rsid="03fead5d" officeooo:paragraph-rsid="03fead5d"/>
    </style:style>
    <style:style style:name="P8" style:family="paragraph" style:parent-style-name="NumberedTitle-1.1_2c_" style:list-style-name="MyNumbering">
      <style:text-properties officeooo:rsid="0333ac90" officeooo:paragraph-rsid="0333ac90"/>
    </style:style>
    <style:style style:name="P9" style:family="paragraph" style:parent-style-name="NumberedTitle-1.1_2c_" style:list-style-name="">
      <style:text-properties officeooo:rsid="033f7971" officeooo:paragraph-rsid="033b5e28"/>
    </style:style>
    <style:style style:name="P10" style:family="paragraph" style:parent-style-name="Console-Normal">
      <style:text-properties officeooo:paragraph-rsid="0333ac90"/>
    </style:style>
    <style:style style:name="P11" style:family="paragraph" style:parent-style-name="Console-Normal">
      <style:paragraph-properties fo:text-align="start" style:justify-single-word="false"/>
      <style:text-properties officeooo:rsid="03fd057a" officeooo:paragraph-rsid="03fd057a"/>
    </style:style>
    <style:style style:name="P12" style:family="paragraph" style:parent-style-name="Console-Normal">
      <style:paragraph-properties fo:text-align="start" style:justify-single-word="false"/>
      <style:text-properties officeooo:rsid="03fd057a" officeooo:paragraph-rsid="03fead5d"/>
    </style:style>
    <style:style style:name="P13" style:family="paragraph" style:parent-style-name="Console-Normal">
      <style:paragraph-properties fo:text-align="start" style:justify-single-word="false"/>
      <style:text-properties officeooo:rsid="03fd057a" officeooo:paragraph-rsid="03ff3e4f"/>
    </style:style>
    <style:style style:name="P14" style:family="paragraph" style:parent-style-name="Console-Normal">
      <style:paragraph-properties fo:text-align="start" style:justify-single-word="false"/>
      <style:text-properties officeooo:rsid="03ff3e4f" officeooo:paragraph-rsid="040014c7"/>
    </style:style>
    <style:style style:name="P15" style:family="paragraph" style:parent-style-name="Console-Normal">
      <style:paragraph-properties fo:text-align="start" style:justify-single-word="false"/>
      <style:text-properties officeooo:rsid="03ff3e4f" officeooo:paragraph-rsid="03ff3e4f"/>
    </style:style>
    <style:style style:name="P16" style:family="paragraph" style:parent-style-name="Console-Normal">
      <style:text-properties officeooo:rsid="04007c91" officeooo:paragraph-rsid="04007c91"/>
    </style:style>
    <style:style style:name="P17" style:family="paragraph" style:parent-style-name="Console-Normal">
      <style:text-properties officeooo:paragraph-rsid="04007c91"/>
    </style:style>
    <style:style style:name="P18" style:family="paragraph" style:parent-style-name="Console-Normal">
      <style:text-properties officeooo:rsid="033f7971" officeooo:paragraph-rsid="04007c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fead5d" style:font-weight-asian="bold" style:font-weight-complex="bold"/>
    </style:style>
    <style:style style:name="T3" style:family="text">
      <style:text-properties fo:color="#7a0874" style:font-name="Arial2" fo:font-weight="bold" officeooo:rsid="0333ac90"/>
    </style:style>
    <style:style style:name="T4" style:family="text">
      <style:text-properties fo:color="#7a0874" fo:font-size="11pt" style:text-underline-style="none" fo:font-weight="bold" officeooo:rsid="03325d8a" style:font-size-asian="11pt" style:font-weight-asian="normal" style:font-size-complex="11pt" style:font-weight-complex="normal"/>
    </style:style>
    <style:style style:name="T5" style:family="text">
      <style:text-properties fo:color="#7a0874" fo:font-size="11pt" style:text-underline-style="none" fo:font-weight="bold" officeooo:rsid="040014c7" style:font-size-asian="11pt" style:font-weight-asian="normal" style:font-size-complex="11pt" style:font-weight-complex="normal"/>
    </style:style>
    <style:style style:name="T6" style:family="text">
      <style:text-properties fo:font-size="11pt" style:text-underline-style="none" fo:font-weight="bold" officeooo:rsid="0320f1c4" style:font-size-asian="11pt" style:font-weight-asian="bold" style:font-size-complex="11pt" style:font-weight-complex="bold"/>
    </style:style>
    <style:style style:name="T7" style:family="text">
      <style:text-properties officeooo:rsid="03325d8a"/>
    </style:style>
    <style:style style:name="T8" style:family="text">
      <style:text-properties fo:font-variant="normal" fo:text-transform="none" fo:color="#7a0874" style:font-name="Consolas" fo:font-size="11pt" fo:letter-spacing="normal" fo:font-style="normal" style:text-underline-style="none" fo:font-weight="bold" officeooo:rsid="03325d8a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7a0874" style:font-name="Consolas" fo:font-size="11pt" fo:letter-spacing="normal" fo:font-style="normal" style:text-underline-style="none" fo:font-weight="bold" officeooo:rsid="0334528f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7a0874" style:font-name="Consolas" fo:font-size="11pt" fo:letter-spacing="normal" fo:font-style="normal" style:text-underline-style="none" fo:font-weight="bold" officeooo:rsid="04007c91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officeooo:rsid="03fead5d"/>
    </style:style>
    <style:style style:name="T13" style:family="text">
      <style:text-properties officeooo:rsid="040014c7"/>
    </style:style>
    <style:style style:name="T14" style:family="text">
      <style:text-properties officeooo:rsid="04007c9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nd Keys to Window</text:p>
      <text:p text:style-name="Normal_20_bekez-0._20_szint">You have to use different tools to send to different apps because not all of them works.</text:p>
      <text:list xml:id="list1888387465177418045" text:style-name="MyNumbering">
        <text:list-item>
          <text:p text:style-name="P7">xdotool</text:p>
        </text:list-item>
      </text:list>
      <text:p text:style-name="P11">#Get widow ids <text:span text:style-name="T12">by window</text:span> <text:span text:style-name="T1">class</text:span> (it could be list of ids)</text:p>
      <text:p text:style-name="P11">$ <text:span text:style-name="T4">xdotool search --class audacious</text:span></text:p>
      <text:p text:style-name="P11"/>
      <text:p text:style-name="P12">#Get widow ids <text:span text:style-name="T12">by window</text:span> <text:span text:style-name="T2">name</text:span> (it could be list of ids)</text:p>
      <text:p text:style-name="P13">$ <text:span text:style-name="T4">xdotool search --name "audacious"</text:span></text:p>
      <text:p text:style-name="P12"/>
      <text:p text:style-name="P11">#Identify the Id of a specific window which you <text:s/>select</text:p>
      <text:p text:style-name="P11">$ <text:span text:style-name="T4">xdotool selectwindow</text:span></text:p>
      <text:p text:style-name="P11"/>
      <text:p text:style-name="P15"># Send “Right arrow” key to the <text:span text:style-name="T1">audacious</text:span> app</text:p>
      <text:p text:style-name="P15">$ <text:span text:style-name="T4">xdotool windowactivate $(xdotool search --name "audacious"|tail -n 2|head -n 1) key Right</text:span></text:p>
      <text:p text:style-name="P11"/>
      <text:p text:style-name="P14"># <text:span text:style-name="T13">Get a window to focus and s</text:span>end “Right arrow” key to <text:span text:style-name="T13">it</text:span></text:p>
      <text:p text:style-name="P14">$ <text:span text:style-name="T5">wmctrl -a "audacious"</text:span><text:span text:style-name="T4"><text:line-break/></text:span>$ <text:span text:style-name="T4">xdotool </text:span><text:span text:style-name="T5">key Right</text:span><text:span text:style-name="T4"> </text:span></text:p>
      <text:p text:style-name="P14"><text:span text:style-name="T4"/></text:p>
      <text:p text:style-name="P5"><text:span text:style-name="T4"/></text:p>
      <text:list xml:id="list141908105731266" text:continue-numbering="true" text:style-name="MyNumbering">
        <text:list-item>
          <text:p text:style-name="P6"><text:span text:style-name="T14">xvkdb</text:span></text:p>
        </text:list-item>
      </text:list>
      <text:p text:style-name="P16">#Send Ctrl+ keystroke combination to the window called audacious</text:p>
      <text:p text:style-name="P17">$ <text:span text:style-name="T10">xvkbd -window "audacious" -text '\C++'</text:span></text:p>
      <text:p text:style-name="P18"/>
      <text:h text:style-name="P9" text:outline-level="2"/>
      <text:h text:style-name="P9" text:outline-level="2"/>
      <text:h text:style-name="P9" text:outline-level="2"/>
      <text:h text:style-name="P9" text:outline-level="2"/>
      <text:p text:style-name="Normal_20_bekezdes-1._20_szint"><text:span text:style-name="T6"/></text:p>
      <text:p text:style-name="P1"/>
      <text:p text:style-name="P2"/>
      <text:p text:style-name="P3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Liberation Mono', Menlo, Courier, monospace"/>
    <style:font-face style:name="Consolas" svg:font-family="Consolas, Menlo, Monaco, 'Lucida Console', 'Liberation Mono', 'DejaVu Sans Mono', 'Bitstream Vera Sans Mono', 'Courier New', monospace, sans-serif"/>
    <style:font-face style:name="StarSymbol" svg:font-family="StarSymbol"/>
    <style:font-face style:name="Tahoma1" svg:font-family="Tahoma"/>
    <style:font-face style:name="monospace" svg:font-family="monospace"/>
    <style:font-face style:name="sans-serif" svg:font-family="sans-serif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yITDocStyle" style:family="paragraph"/>
    <style:style style:name="MainTittle" style:family="paragraph" style:parent-style-name="MyITDocStyle">
      <style:paragraph-properties fo:margin-top="0in" fo:margin-bottom="0.1201in" loext:contextual-spacing="false" fo:text-align="center" style:justify-single-word="false"/>
      <style:text-properties style:font-name="Arial" fo:font-family="Arial" style:font-style-name="Bold" style:font-family-generic="swiss" style:font-pitch="variable" fo:font-size="22pt" fo:font-weight="bold" style:font-size-asian="22pt" style:font-size-complex="22pt"/>
    </style:style>
    <style:style style:name="NumberedTitle-1." style:family="paragraph" style:parent-style-name="MyITDocStyle" style:list-style-name="MyNumbering">
      <style:paragraph-properties fo:margin-top="0.0783in" fo:margin-bottom="0in" loext:contextual-spacing="false" fo:text-align="justify" style:justify-single-word="false">
        <style:tab-stops/>
      </style:paragraph-properties>
      <style:text-properties style:font-name="Arial" fo:font-family="Arial" style:font-style-name="Bold" style:font-family-generic="swiss" style:font-pitch="variable" fo:font-weight="bold" fo:background-color="transparent" style:font-size-asian="10.5pt"/>
    </style:style>
    <style:style style:name="Normal_20_bekezdes-1._20_szint" style:display-name="Normal bekezdes-1. szint" style:family="paragraph" style:parent-style-name="MyITDocStyle">
      <loext:graphic-properties draw:fill="none" draw:fill-color="#99ccff"/>
      <style:paragraph-properties fo:margin-left="0.6402in" fo:margin-right="0in" fo:margin-top="0.0783in" fo:margin-bottom="0in" loext:contextual-spacing="false" fo:text-align="justify" style:justify-single-word="false" fo:text-indent="0.1299in" style:auto-text-indent="false" fo:background-color="transparent">
        <style:tab-stops/>
      </style:paragraph-properties>
      <style:text-properties style:font-name="Arial1" fo:font-family="Arial" style:font-style-name="Regular" style:font-family-generic="swiss" style:font-pitch="variable" fo:font-size="11pt" style:text-underline-style="none" fo:font-weight="normal" officeooo:rsid="00391074" fo:background-color="transparent" style:font-size-asian="11pt" style:font-weight-asian="normal" style:font-size-complex="11pt" style:font-weight-complex="normal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NumberedTitle-1.1_2c_" style:display-name="NumberedTitle-1.1," style:family="paragraph" style:parent-style-name="MyITDocStyle" style:default-outline-level="2" style:list-style-name="MyNumbering" style:master-page-name="">
      <style:paragraph-properties fo:margin-top="0.1in" fo:margin-bottom="0in" loext:contextual-spacing="false" fo:text-align="justify" style:justify-single-word="false" style:page-number="auto"/>
      <style:text-properties style:font-name="Arial1" fo:font-family="Arial" style:font-style-name="Regular" style:font-family-generic="swiss" style:font-pitch="variable" fo:font-weight="normal" style:font-size-asian="10.5pt"/>
    </style:style>
    <style:style style:name="Console-Normal" style:family="paragraph" style:parent-style-name="MyITDocStyle">
      <loext:graphic-properties draw:fill="solid" draw:fill-color="#e6e6e6"/>
      <style:paragraph-properties fo:margin-left="0.6866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rsid="0030cf8d" style:font-size-asian="11pt" style:font-weight-asian="normal" style:font-size-complex="11pt" style:font-weight-complex="normal"/>
    </style:style>
    <style:style style:name="Reszletezes-Fobekezdes" style:family="paragraph" style:parent-style-name="MyITDocStyle">
      <loext:graphic-properties draw:fill="none" draw:fill-color="#99ccff"/>
      <style:paragraph-properties fo:margin-left="1.6598in" fo:margin-right="0in" fo:margin-top="0.0783in" fo:margin-bottom="0in" loext:contextual-spacing="false" fo:text-align="justify" style:justify-single-word="false" fo:text-indent="-1in" style:auto-text-indent="false" fo:background-color="transparent">
        <style:tab-stops/>
      </style:paragraph-properties>
      <style:text-properties style:font-name="Arial1" fo:font-family="Arial" style:font-style-name="Regular" style:font-family-generic="swiss" style:font-pitch="variable" fo:font-size="11pt" style:text-underline-style="none" fo:font-weight="normal" officeooo:rsid="0320f1c4" style:font-size-asian="10pt" style:font-weight-asian="normal" style:font-size-complex="10pt" style:font-weight-complex="normal"/>
    </style:style>
    <style:style style:name="Normal_20_bekez-0._20_szint" style:display-name="Normal bekez-0. szint" style:family="paragraph" style:parent-style-name="MyITDocStyle">
      <style:paragraph-properties fo:margin-left="0in" fo:margin-right="0in" fo:margin-top="0in" fo:margin-bottom="0.0598in" loext:contextual-spacing="false" fo:text-indent="0.1201in" style:auto-text-indent="false">
        <style:tab-stops/>
      </style:paragraph-properties>
      <style:text-properties fo:font-size="11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MyNumbering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in" fo:text-indent="-0.45in" fo:margin-left="0.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 LibreOffice_project/00m0$Build-2</meta:generator>
    <meta:creation-date>2007-09-17T16:01:11</meta:creation-date>
    <dc:date>2016-11-19T14:19:07.229040327</dc:date>
    <dc:language>hu-HU</dc:language>
    <meta:editing-cycles>223</meta:editing-cycles>
    <meta:editing-duration>P13DT21H16M58S</meta:editing-duration>
    <meta:document-statistic meta:table-count="0" meta:image-count="0" meta:object-count="0" meta:page-count="1" meta:paragraph-count="16" meta:word-count="133" meta:character-count="720" meta:non-whitespace-character-count="606"/>
    <meta:user-defined meta:name="Info 1"/>
    <meta:user-defined meta:name="Info 2"/>
    <meta:user-defined meta:name="Info 3"/>
    <meta:user-defined meta:name="Info 4"/>
  </office:meta>
</office:document-meta>
</file>